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ázov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Normálny" style:family="paragraph">
      <style:paragraph-properties fo:text-align="justify"/>
    </style:style>
  </office:automatic-styles>
  <office:body>
    <office:text text:use-soft-page-breaks="true">
      <text:p text:style-name="P1">Ktorý tech.<text:s/>stack<text:s/>je najlepší pre váš projekt?</text:p>
      <text:p text:style-name="Normálny"/>
      <text:p text:style-name="P2">Výber správneho „tech stacku“<text:s/>– technolloggií a nástrojov je jedným z najdôležitejších rozhodnutí pri vývoji softvéru. Od tohto rozhodnutia závisí celý priebeh projektu. Treba zvážiť či<text:s/>chceme niečo vytvárať od znovu alebo použiť riešenie niekoho iného. Taktiež treba brať do úvahy rôzne faktory ako napríklad škálovateľnosť, veľkosť projektu(startup/korporát), časový harmonogram<text:s/>alebo<text:s/>typ projektu. Technológia, ktorú sa rozhodnete použiť môže ovplyvniť viacero vecí ako napríklad:<text:s/>rýchly vývoj, vysokú kvalitu a dlhodobú udržateľnosť vášho softvéru.<text:s/>Tento článok poskytuje komplexný návod, ktorý pomôže vývojárom a projektovým manažérom urobiť informované rozhodnutie pri konfigurácii ich tech stacku. Na základe rozsiahlej analýzy súčasných trendov a najlepších praktík, článok identifikuje kľúčové faktory, ktoré ovplyvňujú výber tech stacku, ako sú typ projektu, veľkosť tímu, časové obmedzenia a rozpočet. Ďalej sa zaoberá jednotlivými komponentmi tech stacku, vrátane frontend a backend technológií, databáz a cloud platforiem. Článok tiež prezentuje prípadové štúdie úspešných projektov, ktoré demonštrujú, ako rôzne tech stacky môžu byť použité na dosiahnutie rôznych cieľov. Na záver, článok ponúka praktické odporúčania a tipy pre výber a implementáciu optimálneho tech stacku pre konkrétny projekt. Čitatelia sa tak dozvedia, ako vybrať technológie, ktoré zabezpečia vysokú výkonnosť, škálovateľnosť a udržateľnosť aplikáci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ázov" style:display-name="Názov" style:family="paragraph" style:parent-style-name="Normálny" style:next-style-name="Normálny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 Masarik</meta:initial-creator>
    <dc:creator>Filip Masarik</dc:creator>
    <meta:creation-date>2024-10-03T12:38:00Z</meta:creation-date>
    <dc:date>2024-10-06T13:23:00Z</dc:date>
    <meta:template xlink:href="Normal" xlink:type="simple"/>
    <meta:editing-cycles>8</meta:editing-cycles>
    <meta:editing-duration>PT3540S</meta:editing-duration>
    <meta:document-statistic meta:page-count="1" meta:paragraph-count="2" meta:word-count="221" meta:character-count="1485" meta:row-count="10" meta:non-whitespace-character-count="1266"/>
  </office:meta>
</office:document-meta>
</file>